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00.04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2-12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2-1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2-12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2-1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2-12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2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2-12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2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2-12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2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2-12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2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2-12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2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2-12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2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2-12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2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2-12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2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2-12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2-12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2-12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2-12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2-12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2-1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2-12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2-1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2-12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2-12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2-12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2-12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2-12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2-12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2-1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2-12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2-1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2-12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2-1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2-12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2-1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2-12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2-1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2-12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2-1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2-12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2-12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2-12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2-1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2-12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2-1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2-12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2-1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2-12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2-12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2-1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2-12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2-1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2-12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2-12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2-1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2-12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2-1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2-12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2-1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2-12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2-1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2-12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2-12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2-12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2-12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2-12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2-1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2-12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2-1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2-12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2-12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2-1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2-12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2-1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2-12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2-1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2-12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2-1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2-12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2-1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2-12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2-12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2-12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2-12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2-12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2-12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2-12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2-12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2-12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2-12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2-1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2-12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2-1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2-12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2-1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2-12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2-12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2-12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2-12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2-12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2-12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2-12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2-12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2-12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2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2-12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2-12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2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2-12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2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2-12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2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2-12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2-12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2-12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2-12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2-12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2-12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2-12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2-12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2-12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2-12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2-12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2-12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2-12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2-12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2-12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2-12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2-12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2-12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2-12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2-12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2-12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2-12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2-12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2-12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2-12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2-12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2-12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2-12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2-12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2-12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2-12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2-12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2-12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2-12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2-12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2-12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2-12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2-12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2-12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2-12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2-12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2-12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2-12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2-12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2-12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2-12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2-12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2-12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2-12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2-12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2-12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2-12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2-12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2-12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2-12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2-12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2-12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2-12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2-12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2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2-1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2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2-1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2-1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2-1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2-1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2-1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2-1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2-1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2-12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2-12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2-1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2-1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2-1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2-1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2-1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2-1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6">
            <text:p>Professional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62.51pt" draw:caption-point-x="-11.54pt" draw:caption-point-y="-22.22pt">
              <dc:date>2025-02-12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2-1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2-12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2-12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2-12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22.49pt" draw:caption-point-x="-11.54pt" draw:caption-point-y="-22.22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2-12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2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2-12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2-12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2-12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2-12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2-12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2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2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2-12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2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2-12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2-12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2-12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2-12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2-12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2-12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2-12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2-12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2-12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2-12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12.51pt" draw:caption-point-x="-11.54pt" draw:caption-point-y="-22.22pt">
              <dc:date>2025-02-12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2-12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2-12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02-12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2-12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2-12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2-12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2-12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2-12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2-12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2-12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2-12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2-12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2-12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2-12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2-12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2-12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2-12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2-12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2-12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2-12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2-12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2-12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2-12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2-12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2-12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2-12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2-12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2-12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2-12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2-12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2-12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2-12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2-12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2-12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94" meta:object-count="0"/>
    <meta:generator>LibreOfficeDev/6.0.5.2$Linux_X86_64 LibreOffice_project/</meta:generator>
  </office:meta>
</office:document-meta>
</file>